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723C50000741F00005223FC79D808C455CA17.svg" manifest:media-type="image/svg+xml"/>
  <manifest:file-entry manifest:full-path="Pictures/100002010000034900000253532F216AF800ECF8.png" manifest:media-type="image/png"/>
  <manifest:file-entry manifest:full-path="Pictures/10051EE10000741F000052237355D038B168F0D4.svg" manifest:media-type="image/svg+xml"/>
  <manifest:file-entry manifest:full-path="Pictures/10000201000003490000025397FACAF56DE676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53cm, 7.075cm, 11.713cm, 6.979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56cm, 7.004cm, 11.731cm, 7.08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671cm" svg:height="3.059cm" svg:x="6.98cm" svg:y="4.753cm">
          <draw:image xlink:href="Pictures/100723C50000741F00005223FC79D808C455CA17.svg" xlink:type="simple" xlink:show="embed" xlink:actuate="onLoad" draw:mime-type="image/svg+xml">
            <text:p/>
          </draw:image>
          <draw:image xlink:href="Pictures/100002010000034900000253532F216AF800ECF8.png" xlink:type="simple" xlink:show="embed" xlink:actuate="onLoad" draw:mime-type="image/png"/>
          <svg:title>SVG Picture created as controller_motion_pcb-B_Cu.svg date 2022/03/09 23:17:46 </svg:title>
          <svg:desc>Picture generated by PCBNEW </svg:desc>
        </draw:frame>
        <draw:frame draw:style-name="gr2" draw:text-style-name="P1" draw:layer="layout" svg:width="15.633cm" svg:height="3.038cm" draw:transform="rotate (-3.14159265358979) translate (22.622cm 15.594cm)">
          <draw:image xlink:href="Pictures/10051EE10000741F000052237355D038B168F0D4.svg" xlink:type="simple" xlink:show="embed" xlink:actuate="onLoad" draw:mime-type="image/svg+xml">
            <text:p/>
          </draw:image>
          <draw:image xlink:href="Pictures/10000201000003490000025397FACAF56DE67632.png" xlink:type="simple" xlink:show="embed" xlink:actuate="onLoad" draw:mime-type="image/png"/>
          <svg:title>SVG Picture created as controller_motion_pcb-F_Cu.svg date 2022/03/09 23:03:45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2-03-09T23:38:21.649000000</meta:print-date>
    <dc:date>2022-03-10T00:06:33.963000000</dc:date>
    <meta:editing-duration>PT26M53S</meta:editing-duration>
    <meta:editing-cycles>1</meta:editing-cycles>
    <meta:document-statistic meta:object-count="2"/>
    <meta:generator>LibreOffice/7.1.2.2$Windows_X86_64 LibreOffice_project/8a45595d069ef5570103caea1b71cc9d82b2aae4</meta:generator>
  </office:meta>
</office:document-meta>
</file>